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3" style:parent-style-name="DefaultParagraphFont" style:family="text">
      <style:text-properties style:language-asian="pt" style:country-asian="PT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style:font-name="Arial" style:font-name-complex="Arial" fo:font-weight="bold" style:font-weight-asian="bold" fo:language="en" fo:country="US"/>
    </style:style>
    <style:style style:name="T6" style:parent-style-name="DefaultParagraphFont" style:family="text">
      <style:text-properties style:font-name="Arial" style:font-name-complex="Arial" fo:language="en" fo:country="US"/>
    </style:style>
    <style:style style:name="T7" style:parent-style-name="DefaultParagraphFont" style:family="text">
      <style:text-properties style:font-name="Arial" style:font-name-complex="Arial" fo:font-weight="bold" style:font-weight-asian="bold" fo:language="en" fo:country="US"/>
    </style:style>
    <style:style style:name="T8" style:parent-style-name="DefaultParagraphFont" style:family="text">
      <style:text-properties style:font-name="Arial" style:font-name-complex="Arial" fo:language="en" fo:country="US"/>
    </style:style>
    <style:style style:name="P9" style:parent-style-name="Normal" style:family="paragraph">
      <style:text-properties style:font-name="Arial" style:font-name-complex="Arial" fo:language="en" fo:country="US"/>
    </style:style>
    <style:style style:name="P10" style:parent-style-name="ListParagraph" style:list-style-name="LFO1" style:family="paragraph">
      <style:text-properties style:font-name="Arial" style:font-name-complex="Arial" fo:language="en" fo:country="US"/>
    </style:style>
    <style:style style:name="P11" style:parent-style-name="ListParagraph" style:list-style-name="LFO1" style:family="paragraph">
      <style:text-properties style:font-name="Arial" style:font-name-complex="Arial" fo:language="en" fo:country="US"/>
    </style:style>
    <style:style style:name="P12" style:parent-style-name="ListParagraph" style:list-style-name="LFO1" style:family="paragraph">
      <style:text-properties style:font-name="Arial" style:font-name-complex="Arial" fo:language="en" fo:country="US"/>
    </style:style>
    <style:style style:name="P13" style:parent-style-name="ListParagraph" style:list-style-name="LFO1" style:family="paragraph">
      <style:text-properties style:font-name="Arial" style:font-name-complex="Arial" fo:language="en" fo:country="US"/>
    </style:style>
    <style:style style:name="P14" style:parent-style-name="ListParagraph" style:list-style-name="LFO1" style:family="paragraph">
      <style:text-properties style:font-name="Arial" style:font-name-complex="Arial" fo:language="en" fo:country="US"/>
    </style:style>
    <style:style style:name="P15" style:parent-style-name="ListParagraph" style:list-style-name="LFO1" style:family="paragraph">
      <style:text-properties style:font-name="Arial" style:font-name-complex="Arial" fo:language="en" fo:country="US"/>
    </style:style>
    <style:style style:name="P16" style:parent-style-name="ListParagraph" style:list-style-name="LFO1" style:family="paragraph">
      <style:text-properties style:font-name="Arial" style:font-name-complex="Arial" fo:language="en" fo:country="US"/>
    </style:style>
    <style:style style:name="P17" style:parent-style-name="ListParagraph" style:list-style-name="LFO1" style:family="paragraph">
      <style:text-properties style:font-name="Arial" style:font-name-complex="Arial" fo:language="en" fo:country="US"/>
    </style:style>
    <style:style style:name="P18" style:parent-style-name="ListParagraph" style:list-style-name="LFO1" style:family="paragraph">
      <style:text-properties style:font-name="Arial" style:font-name-complex="Arial" fo:language="en" fo:country="US"/>
    </style:style>
    <style:style style:name="P19" style:parent-style-name="ListParagraph" style:list-style-name="LFO1" style:family="paragraph">
      <style:text-properties style:font-name="Arial" style:font-name-complex="Arial" fo:language="en" fo:country="US"/>
    </style:style>
    <style:style style:name="P20" style:parent-style-name="ListParagraph" style:list-style-name="LFO1" style:family="paragraph">
      <style:text-properties style:font-name="Arial" style:font-name-complex="Arial" fo:language="en" fo:country="US"/>
    </style:style>
    <style:style style:name="P21" style:parent-style-name="ListParagraph" style:list-style-name="LFO1" style:family="paragraph">
      <style:text-properties style:font-name="Arial" style:font-name-complex="Arial" fo:language="en" fo:country="US"/>
    </style:style>
    <style:style style:name="P22" style:parent-style-name="ListParagraph" style:list-style-name="LFO1" style:family="paragraph">
      <style:text-properties style:font-name="Arial" style:font-name-complex="Arial" fo:language="en" fo:country="US"/>
    </style:style>
    <style:style style:name="P23" style:parent-style-name="ListParagraph" style:list-style-name="LFO1" style:family="paragraph">
      <style:text-properties fo:language="en" fo:country="US"/>
    </style:style>
    <style:style style:name="P24" style:parent-style-name="ListParagraph" style:list-style-name="LFO1" style:family="paragraph">
      <style:text-properties fo:language="en" fo:country="US"/>
    </style:style>
    <style:style style:name="P25" style:parent-style-name="ListParagraph" style:list-style-name="LFO1" style:family="paragraph">
      <style:text-properties fo:language="en" fo:country="US"/>
    </style:style>
    <style:style style:name="P26" style:parent-style-name="ListParagraph" style:list-style-name="LFO1" style:family="paragraph">
      <style:text-properties fo:language="en" fo:country="US"/>
    </style:style>
    <style:style style:name="P27" style:parent-style-name="ListParagraph" style:list-style-name="LFO1" style:family="paragraph">
      <style:text-properties fo:language="en" fo:country="US"/>
    </style:style>
    <style:style style:name="P28" style:parent-style-name="ListParagraph" style:list-style-name="LFO1" style:family="paragraph">
      <style:text-properties fo:language="en" fo:country="US"/>
    </style:style>
    <style:style style:name="P29" style:parent-style-name="ListParagraph" style:list-style-name="LFO1" style:family="paragraph">
      <style:text-properties fo:language="en" fo:country="US"/>
    </style:style>
    <style:style style:name="T30" style:parent-style-name="DefaultParagraphFont" style:family="text">
      <style:text-properties style:language-asian="pt" style:country-asian="PT"/>
    </style:style>
    <style:style style:name="P31" style:parent-style-name="Normal" style:family="paragraph">
      <style:text-properties style:font-name="Arial" style:font-name-complex="Arial" fo:font-size="14pt" style:font-size-asian="14pt" style:font-size-complex="14pt"/>
    </style:style>
    <style:style style:name="P32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 fo:language="en" fo:country="US"/>
    </style:style>
    <style:style style:name="P33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 fo:language="en" fo:country="US"/>
    </style:style>
    <style:style style:name="T34" style:parent-style-name="DefaultParagraphFont" style:family="text">
      <style:text-properties style:language-asian="pt" style:country-asian="PT"/>
    </style:style>
    <style:style style:name="P35" style:parent-style-name="Normal" style:family="paragraph">
      <style:text-properties fo:language="en" fo:country="US"/>
    </style:style>
    <style:style style:name="T36" style:parent-style-name="DefaultParagraphFont" style:family="text">
      <style:text-properties style:language-asian="pt" style:country-asian="PT"/>
    </style:style>
    <style:style style:name="P37" style:parent-style-name="Normal" style:family="paragraph">
      <style:paragraph-properties fo:text-align="center"/>
    </style:style>
    <style:style style:name="T38" style:parent-style-name="DefaultParagraphFont" style:family="text">
      <style:text-properties style:language-asian="pt" style:country-asian="PT"/>
    </style:style>
    <style:style style:name="P39" style:parent-style-name="Normal" style:family="paragraph">
      <style:paragraph-properties fo:text-align="center"/>
    </style:style>
    <style:style style:name="T40" style:parent-style-name="DefaultParagraphFont" style:family="text">
      <style:text-properties style:font-name="Arial" style:font-name-complex="Arial" fo:color="#000000" fo:background-color="#F5F5F5"/>
    </style:style>
    <style:style style:name="T41" style:parent-style-name="apple-converted-space" style:family="text">
      <style:text-properties style:font-name="Arial" style:font-name-complex="Arial" fo:color="#000000" fo:background-color="#F5F5F5"/>
    </style:style>
    <style:style style:name="T42" style:parent-style-name="DefaultParagraphFont" style:family="text">
      <style:text-properties style:language-asian="pt" style:country-asian="PT"/>
    </style:style>
    <style:style style:name="P43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4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45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46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T47" style:parent-style-name="DefaultParagraphFont" style:family="text">
      <style:text-properties style:language-asian="pt" style:country-asian="PT"/>
    </style:style>
    <style:style style:name="P48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49" style:parent-style-name="DefaultParagraphFont" style:family="text">
      <style:text-properties style:language-asian="pt" style:country-asian="PT"/>
    </style:style>
    <style:style style:name="P50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51" style:parent-style-name="DefaultParagraphFont" style:family="text">
      <style:text-properties style:language-asian="pt" style:country-asian="PT"/>
    </style:style>
    <style:style style:name="P52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53" style:parent-style-name="DefaultParagraphFont" style:family="text">
      <style:text-properties style:language-asian="pt" style:country-asian="PT"/>
    </style:style>
    <style:style style:name="P54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55" style:parent-style-name="DefaultParagraphFont" style:family="text">
      <style:text-properties style:language-asian="pt" style:country-asian="PT"/>
    </style:style>
    <style:style style:name="P56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57" style:parent-style-name="DefaultParagraphFont" style:family="text">
      <style:text-properties style:language-asian="pt" style:country-asian="PT"/>
    </style:style>
    <style:style style:name="P58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59" style:parent-style-name="DefaultParagraphFont" style:family="text">
      <style:text-properties style:language-asian="pt" style:country-asian="PT"/>
    </style:style>
    <style:style style:name="P60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61" style:parent-style-name="DefaultParagraphFont" style:family="text">
      <style:text-properties style:language-asian="pt" style:country-asian="PT"/>
    </style:style>
    <style:style style:name="P62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63" style:parent-style-name="DefaultParagraphFont" style:family="text">
      <style:text-properties style:language-asian="pt" style:country-asian="PT"/>
    </style:style>
    <style:style style:name="P64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65" style:parent-style-name="DefaultParagraphFont" style:family="text">
      <style:text-properties style:language-asian="pt" style:country-asian="PT"/>
    </style:style>
    <style:style style:name="P66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67" style:parent-style-name="DefaultParagraphFont" style:family="text">
      <style:text-properties style:language-asian="pt" style:country-asian="PT"/>
    </style:style>
    <style:style style:name="P68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69" style:parent-style-name="DefaultParagraphFont" style:family="text">
      <style:text-properties style:language-asian="pt" style:country-asian="PT"/>
    </style:style>
    <style:style style:name="P70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71" style:parent-style-name="DefaultParagraphFont" style:family="text">
      <style:text-properties style:language-asian="pt" style:country-asian="PT"/>
    </style:style>
    <style:style style:name="P72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73" style:parent-style-name="DefaultParagraphFont" style:family="text">
      <style:text-properties style:language-asian="pt" style:country-asian="PT"/>
    </style:style>
    <style:style style:name="P74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75" style:parent-style-name="DefaultParagraphFont" style:family="text">
      <style:text-properties style:language-asian="pt" style:country-asian="PT"/>
    </style:style>
    <style:style style:name="P76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77" style:parent-style-name="DefaultParagraphFont" style:family="text">
      <style:text-properties style:language-asian="pt" style:country-asian="PT"/>
    </style:style>
    <style:style style:name="P78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79" style:parent-style-name="DefaultParagraphFont" style:family="text">
      <style:text-properties style:language-asian="pt" style:country-asian="PT"/>
    </style:style>
    <style:style style:name="P80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81" style:parent-style-name="DefaultParagraphFont" style:family="text">
      <style:text-properties style:language-asian="pt" style:country-asian="PT"/>
    </style:style>
    <style:style style:name="P82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83" style:parent-style-name="DefaultParagraphFont" style:family="text">
      <style:text-properties style:language-asian="pt" style:country-asian="PT"/>
    </style:style>
    <style:style style:name="P84" style:parent-style-name="Normal" style:family="paragraph">
      <style:paragraph-properties fo:text-align="center"/>
    </style:style>
    <style:style style:name="T85" style:parent-style-name="DefaultParagraphFont" style:family="text">
      <style:text-properties style:language-asian="pt" style:country-asian="PT"/>
    </style:style>
    <style:style style:name="P86" style:parent-style-name="Normal" style:family="paragraph">
      <style:paragraph-properties fo:text-align="center"/>
    </style:style>
    <style:style style:name="T87" style:parent-style-name="DefaultParagraphFont" style:family="text">
      <style:text-properties style:language-asian="pt" style:country-asian="PT"/>
    </style:style>
    <style:style style:name="P88" style:parent-style-name="Normal" style:family="paragraph">
      <style:paragraph-properties fo:text-align="center"/>
    </style:style>
    <style:style style:name="T89" style:parent-style-name="DefaultParagraphFont" style:family="text">
      <style:text-properties style:language-asian="pt" style:country-asian="PT"/>
    </style:style>
    <style:style style:name="P90" style:parent-style-name="Normal" style:family="paragraph">
      <style:paragraph-properties fo:text-align="center"/>
    </style:style>
    <style:style style:name="T91" style:parent-style-name="DefaultParagraphFont" style:family="text">
      <style:text-properties style:language-asian="pt" style:country-asian="PT"/>
    </style:style>
    <style:style style:name="P92" style:parent-style-name="Normal" style:family="paragraph">
      <style:paragraph-properties fo:text-align="center"/>
    </style:style>
    <style:style style:name="T93" style:parent-style-name="DefaultParagraphFont" style:family="text">
      <style:text-properties style:language-asian="pt" style:country-asian="PT"/>
    </style:style>
    <style:style style:name="P94" style:parent-style-name="Normal" style:family="paragraph">
      <style:paragraph-properties fo:text-align="center"/>
    </style:style>
    <style:style style:name="T95" style:parent-style-name="DefaultParagraphFont" style:family="text">
      <style:text-properties style:language-asian="pt" style:country-asian="PT"/>
    </style:style>
    <style:style style:name="P96" style:parent-style-name="Normal" style:family="paragraph">
      <style:paragraph-properties fo:text-align="center"/>
    </style:style>
    <style:style style:name="T97" style:parent-style-name="DefaultParagraphFont" style:family="text">
      <style:text-properties style:language-asian="pt" style:country-asian="PT"/>
    </style:style>
    <style:style style:name="P98" style:parent-style-name="Normal" style:family="paragraph">
      <style:paragraph-properties fo:text-align="center"/>
    </style:style>
    <style:style style:name="T99" style:parent-style-name="DefaultParagraphFont" style:family="text">
      <style:text-properties style:language-asian="pt" style:country-asian="PT"/>
    </style:style>
    <style:style style:name="P100" style:parent-style-name="Normal" style:family="paragraph">
      <style:paragraph-properties fo:text-align="center"/>
    </style:style>
    <style:style style:name="T101" style:parent-style-name="DefaultParagraphFont" style:family="text">
      <style:text-properties style:language-asian="pt" style:country-asian="PT"/>
    </style:style>
    <style:style style:name="P102" style:parent-style-name="Normal" style:family="paragraph">
      <style:paragraph-properties fo:text-align="center"/>
    </style:style>
    <style:style style:name="T103" style:parent-style-name="DefaultParagraphFont" style:family="text">
      <style:text-properties style:language-asian="pt" style:country-asian="PT"/>
    </style:style>
    <style:style style:name="P104" style:parent-style-name="Normal" style:family="paragraph">
      <style:paragraph-properties fo:text-align="center"/>
    </style:style>
    <style:style style:name="T105" style:parent-style-name="DefaultParagraphFont" style:family="text">
      <style:text-properties style:language-asian="pt" style:country-asian="PT"/>
    </style:style>
    <style:style style:name="P106" style:parent-style-name="Normal" style:family="paragraph">
      <style:paragraph-properties fo:text-align="center"/>
    </style:style>
    <style:style style:name="T107" style:parent-style-name="DefaultParagraphFont" style:family="text">
      <style:text-properties style:language-asian="pt" style:country-asian="PT"/>
    </style:style>
    <style:style style:name="P108" style:parent-style-name="Normal" style:family="paragraph">
      <style:paragraph-properties fo:text-align="center"/>
    </style:style>
    <style:style style:name="T109" style:parent-style-name="DefaultParagraphFont" style:family="text">
      <style:text-properties style:language-asian="pt" style:country-asian="PT"/>
    </style:style>
    <style:style style:name="P110" style:parent-style-name="Normal" style:family="paragraph">
      <style:paragraph-properties fo:text-align="center"/>
    </style:style>
    <style:style style:name="T111" style:parent-style-name="DefaultParagraphFont" style:family="text">
      <style:text-properties style:language-asian="pt" style:country-asian="PT"/>
    </style:style>
    <style:style style:name="P112" style:parent-style-name="Normal" style:family="paragraph">
      <style:paragraph-properties fo:text-align="center"/>
    </style:style>
    <style:style style:name="T113" style:parent-style-name="DefaultParagraphFont" style:family="text">
      <style:text-properties style:language-asian="pt" style:country-asian="PT"/>
    </style:style>
    <style:style style:name="P114" style:parent-style-name="Normal" style:family="paragraph">
      <style:paragraph-properties fo:text-align="center"/>
    </style:style>
    <style:style style:name="T115" style:parent-style-name="DefaultParagraphFont" style:family="text">
      <style:text-properties style:language-asian="pt" style:country-asian="PT"/>
    </style:style>
    <style:style style:name="P116" style:parent-style-name="Normal" style:family="paragraph">
      <style:paragraph-properties fo:text-align="center"/>
    </style:style>
    <style:style style:name="T117" style:parent-style-name="DefaultParagraphFont" style:family="text">
      <style:text-properties style:language-asian="pt" style:country-asian="PT"/>
    </style:style>
    <style:style style:name="P118" style:parent-style-name="Normal" style:family="paragraph">
      <style:paragraph-properties fo:text-align="center"/>
    </style:style>
    <style:style style:name="T119" style:parent-style-name="DefaultParagraphFont" style:family="text">
      <style:text-properties style:language-asian="pt" style:country-asian="PT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paragraph-properties fo:margin-left="0.4916in" fo:text-indent="0.4916in">
        <style:tab-stops/>
      </style:paragraph-properties>
    </style:style>
    <style:style style:name="T122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23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24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25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26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27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28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29" style:parent-style-name="DefaultParagraphFont" style:family="text">
      <style:text-properties style:font-name="Arial" style:font-name-complex="Arial" fo:font-size="14pt" style:font-size-asian="14pt" style:font-size-complex="14pt" fo:language="en" fo:country="US"/>
    </style:style>
    <style:style style:name="P130" style:parent-style-name="Normal" style:family="paragraph">
      <style:paragraph-properties fo:break-before="page"/>
    </style:style>
    <style:style style:name="T131" style:parent-style-name="DefaultParagraphFont" style:family="text">
      <style:text-properties style:language-asian="pt" style:country-asian="PT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 fo:language="en" fo:country="US"/>
    </style:style>
    <style:style style:name="T140" style:parent-style-name="DefaultParagraphFont" style:family="text">
      <style:text-properties style:language-asian="pt" style:country-asian="PT"/>
    </style:style>
    <style:style style:name="P141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T142" style:parent-style-name="DefaultParagraphFont" style:family="text">
      <style:text-properties style:language-asian="pt" style:country-asian="PT"/>
    </style:style>
    <style:style style:name="T143" style:parent-style-name="DefaultParagraphFont" style:family="text">
      <style:text-properties style:language-asian="pt" style:country-asian="PT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paragraph-properties fo:break-before="page"/>
    </style:style>
    <style:style style:name="T146" style:parent-style-name="DefaultParagraphFont" style:family="text">
      <style:text-properties style:language-asian="pt" style:country-asian="PT"/>
    </style:style>
    <style:style style:name="P147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T148" style:parent-style-name="DefaultParagraphFont" style:family="text">
      <style:text-properties style:language-asian="pt" style:country-asian="PT"/>
    </style:style>
    <style:style style:name="T149" style:parent-style-name="DefaultParagraphFont" style:family="text">
      <style:text-properties style:language-asian="pt" style:country-asian="PT"/>
    </style:style>
    <style:style style:name="T150" style:parent-style-name="DefaultParagraphFont" style:family="text">
      <style:text-properties style:language-asian="pt" style:country-asian="PT"/>
    </style:style>
    <style:style style:name="P151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T152" style:parent-style-name="DefaultParagraphFont" style:family="text">
      <style:text-properties style:language-asian="pt" style:country-asian="PT"/>
    </style:style>
    <style:style style:name="P153" style:parent-style-name="Normal" style:family="paragraph">
      <style:text-properties fo:language="en" fo:country="US"/>
    </style:style>
    <style:style style:name="T154" style:parent-style-name="DefaultParagraphFont" style:family="text">
      <style:text-properties style:language-asian="pt" style:country-asian="PT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 fo:language="en" fo:country="US"/>
    </style:style>
    <style:style style:name="P163" style:parent-style-name="Normal" style:family="paragraph">
      <style:paragraph-properties fo:break-before="page"/>
    </style:style>
    <style:style style:name="T164" style:parent-style-name="DefaultParagraphFont" style:family="text">
      <style:text-properties style:language-asian="pt" style:country-asian="PT"/>
    </style:style>
    <style:style style:name="T165" style:parent-style-name="DefaultParagraphFont" style:family="text">
      <style:text-properties style:language-asian="pt" style:country-asian="PT"/>
    </style:style>
    <style:style style:name="P166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T167" style:parent-style-name="DefaultParagraphFont" style:family="text">
      <style:text-properties style:language-asian="pt" style:country-asian="PT"/>
    </style:style>
    <style:style style:name="P168" style:parent-style-name="Normal" style:family="paragraph">
      <style:paragraph-properties fo:break-before="page"/>
      <style:text-properties fo:hyphenate="true"/>
    </style:style>
    <style:style style:name="T169" style:parent-style-name="DefaultParagraphFont" style:family="text">
      <style:text-properties style:language-asian="pt" style:country-asian="PT"/>
    </style:style>
    <style:style style:name="T170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P171" style:parent-style-name="ListParagraph" style:list-style-name="LFO2" style:family="paragraph">
      <style:text-properties style:font-name="Arial" style:font-name-complex="Arial" fo:language="en" fo:country="US"/>
    </style:style>
    <style:style style:name="P172" style:parent-style-name="ListParagraph" style:list-style-name="LFO2" style:family="paragraph">
      <style:text-properties style:font-name="Arial" style:font-name-complex="Arial" fo:language="en" fo:country="US"/>
    </style:style>
    <style:style style:name="P173" style:parent-style-name="ListParagraph" style:list-style-name="LFO2" style:family="paragraph">
      <style:text-properties style:font-name="Arial" style:font-name-complex="Arial" fo:language="en" fo:country="US"/>
    </style:style>
    <style:style style:name="P174" style:parent-style-name="Normal" style:family="paragraph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text-properties fo:language="en" fo:country="US"/>
    </style:style>
    <style:style style:name="P178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 fo:language="en" fo:country="US"/>
    </style:style>
    <style:style style:name="T179" style:parent-style-name="DefaultParagraphFont" style:family="text">
      <style:text-properties style:language-asian="pt" style:country-asian="PT"/>
    </style:style>
    <style:style style:name="T180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P181" style:parent-style-name="Normal" style:family="paragraph">
      <style:text-properties style:font-name="Arial" style:font-name-complex="Arial" fo:language="en" fo:country="US"/>
    </style:style>
    <style:style style:name="P182" style:parent-style-name="Normal" style:family="paragraph">
      <style:text-properties fo:language="en" fo:country="US"/>
    </style:style>
    <style:style style:name="P183" style:parent-style-name="Normal" style:family="paragraph">
      <style:text-properties fo:language="en" fo:country="US"/>
    </style:style>
    <style:style style:name="P184" style:parent-style-name="Normal" style:family="paragraph">
      <style:text-properties fo:language="en" fo:country="US"/>
    </style:style>
    <style:style style:name="P185" style:parent-style-name="Normal" style:family="paragraph">
      <style:text-properties fo:language="en" fo:country="US"/>
    </style:style>
    <style:style style:name="P186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 fo:language="en" fo:country="US"/>
    </style:style>
    <style:style style:family="graphic" style:name="a3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1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5" style:parent-style-name="Graphics">
      <style:graphic-properties fo:wrap-option="wrap" fo:border="0.00694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6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7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42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49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3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3"><draw:frame draw:z-index="251668480" draw:id="id0" draw:style-name="a0" draw:name="Text Box 6" text:anchor-type="paragraph" svg:x="3.38772in" svg:y="-0.69092in" svg:width="3.29306in" svg:height="5.30903in" style:rel-width="scale" style:rel-height="scale"><draw:text-box><text:p text:style-name="P4"><text:span text:style-name="T5">Version</text:span><text:span text:style-name="T6">: X.X<text:s/></text:span><text:span text:style-name="T7">Date</text:span><text:span text:style-name="T8">: DD-MM-YYYY</text:span></text:p><text:p text:style-name="P9">List of changes:</text:p><text:list text:style-name="LFO1" text:continue-numbering="true"><text:list-item><text:p text:style-name="P10">Change 1</text:p></text:list-item><text:list-item><text:p text:style-name="P11">Change 2</text:p></text:list-item><text:list-item><text:p text:style-name="P12">Change 3</text:p></text:list-item><text:list-item><text:p text:style-name="P13">Change 4</text:p></text:list-item><text:list-item><text:p text:style-name="P14">Change 5</text:p></text:list-item><text:list-item><text:p text:style-name="P15">Change 6</text:p></text:list-item><text:list-item><text:p text:style-name="P16">Change 7</text:p></text:list-item><text:list-item><text:p text:style-name="P17">Change 8</text:p></text:list-item><text:list-item><text:p text:style-name="P18">Change 9</text:p></text:list-item><text:list-item><text:p text:style-name="P19">Change 10</text:p></text:list-item><text:list-item><text:p text:style-name="P20">Change 11</text:p></text:list-item><text:list-item><text:p text:style-name="P21">Change 12</text:p></text:list-item><text:list-item><text:p text:style-name="P22">Change 13</text:p></text:list-item><text:list-item><text:p text:style-name="P23">Change 14</text:p></text:list-item><text:list-item><text:p text:style-name="P24">Change 15</text:p></text:list-item><text:list-item><text:p text:style-name="P25">Change 16</text:p></text:list-item><text:list-item><text:p text:style-name="P26">Change 17</text:p></text:list-item><text:list-item><text:p text:style-name="P27">Change 18</text:p></text:list-item><text:list-item><text:p text:style-name="P28">Change 19</text:p></text:list-item><text:list-item><text:p text:style-name="P29">Change 20</text:p></text:list-item></text:list></draw:text-box><svg:title/><svg:desc/></draw:frame></text:span><text:span text:style-name="T30"><draw:frame draw:z-index="251666432" draw:id="id1" draw:style-name="a1" draw:name="Text Box 2" text:anchor-type="paragraph" svg:x="-0.80194in" svg:y="-0.69092in" svg:width="3.79306in" svg:height="3.12014in" style:rel-width="scale" style:rel-height="scale"><draw:text-box><text:p text:style-name="Normal"/><text:p text:style-name="Normal"/><text:p text:style-name="P31"/><text:p text:style-name="P32">3D DIAGRAM OF FINAL</text:p><text:p text:style-name="P33">ASSEMBLED TECHNOLOGY</text:p></draw:text-box><svg:title/><svg:desc/></draw:frame></text:span><text:span text:style-name="T34"><draw:frame draw:z-index="251659264" draw:id="id2" draw:style-name="a2" draw:name="Text Box 2" text:anchor-type="paragraph" svg:x="-0.99159in" svg:y="-0.8461in" svg:width="7.86181in" svg:height="5.56806in" style:rel-width="scale" style:rel-height="scale"><draw:text-box><text:p text:style-name="P35"/></draw:text-box><svg:title/><svg:desc/></draw:frame></text:span></text:p>
      <text:p text:style-name="Normal"><text:span text:style-name="T36"><draw:frame draw:z-index="251750400" draw:id="id3" draw:style-name="a3" draw:name="Text Box 62" text:anchor-type="paragraph" svg:x="-0.74375in" svg:y="3.1in" svg:width="3.67639in" svg:height="1.1625in" style:rel-width="scale" style:rel-height="scale"><draw:text-box><text:p text:style-name="P37"><text:span text:style-name="T38"><draw:frame draw:style-name="a4" draw:name="Picture 64" text:anchor-type="as-char" svg:x="0in" svg:y="0in" svg:width="0.91667in" svg:height="0.32292in" style:rel-width="scale" style:rel-height="scale"><draw:image xlink:href="media/image1.png" xlink:type="simple" xlink:show="embed" xlink:actuate="onLoad"/><svg:title/><svg:desc>Creative Commons License</svg:desc></draw:frame></text:span></text:p><text:p text:style-name="P39"><text:span text:style-name="T40">This work is licensed under a</text:span><text:span text:style-name="T41"> </text:span><text:a xlink:href="http://creativecommons.org/licenses/by/4.0/" office:target-frame-name="_top" xlink:show="replace">Creative Commons Attribution 4.0<text:s/>International<text:s/>License</text:a></text:p></draw:text-box><svg:title/><svg:desc/></draw:frame></text:span><text:span text:style-name="T42"><draw:frame draw:z-index="251667456" draw:id="id4" draw:style-name="a5" draw:name="Text Box 5" text:anchor-type="paragraph" svg:x="-0.55625in" svg:y="2.25556in" svg:width="3.29306in" svg:height="0.84375in" style:rel-width="scale" style:rel-height="scale"><draw:text-box><text:p text:style-name="P43">Name of the Technology</text:p><text:p text:style-name="P44">Author/username</text:p><text:p text:style-name="P45"/><text:p text:style-name="P46"/></draw:text-box><svg:title/><svg:desc/></draw:frame></text:span><text:span text:style-name="T47"><draw:frame draw:z-index="251673600" draw:id="id5" draw:style-name="a6" draw:name="Text Box 10" text:anchor-type="paragraph" svg:x="-0.81944in" svg:y="6.825in" svg:width="0.65417in" svg:height="0.5in" style:rel-width="scale" style:rel-height="scale"><draw:text-box><text:p text:style-name="P48">Image of component</text:p><text:p text:style-name="Normal"/></draw:text-box><svg:title/><svg:desc/></draw:frame></text:span><text:span text:style-name="T49"><draw:frame draw:z-index="251671552" draw:id="id6" draw:style-name="a7" draw:name="Text Box 9" text:anchor-type="paragraph" svg:x="-0.81875in" svg:y="6.15417in" svg:width="0.65417in" svg:height="0.5in" style:rel-width="scale" style:rel-height="scale"><draw:text-box><text:p text:style-name="P50">Image of component</text:p><text:p text:style-name="Normal"/></draw:text-box><svg:title/><svg:desc/></draw:frame></text:span><text:span text:style-name="T51"><draw:frame draw:z-index="251669504" draw:id="id7" draw:style-name="a8" draw:name="Text Box 8" text:anchor-type="paragraph" svg:x="-0.81319in" svg:y="5.49306in" svg:width="0.65417in" svg:height="0.5in" style:rel-width="scale" style:rel-height="scale"><draw:text-box><text:p text:style-name="P52">Image of component</text:p></draw:text-box><svg:title/><svg:desc/></draw:frame></text:span><text:span text:style-name="T53"><draw:frame draw:z-index="251675648" draw:id="id8" draw:style-name="a9" draw:name="Text Box 13" text:anchor-type="paragraph" svg:x="-0.82083in" svg:y="7.50903in" svg:width="0.65417in" svg:height="0.5in" style:rel-width="scale" style:rel-height="scale"><draw:text-box><text:p text:style-name="P54">Image of component</text:p><text:p text:style-name="Normal"/></draw:text-box><svg:title/><svg:desc/></draw:frame></text:span><text:span text:style-name="T55"><draw:frame draw:z-index="251677696" draw:id="id9" draw:style-name="a10" draw:name="Text Box 14" text:anchor-type="paragraph" svg:x="-0.82083in" svg:y="8.20625in" svg:width="0.65417in" svg:height="0.5in" style:rel-width="scale" style:rel-height="scale"><draw:text-box><text:p text:style-name="P56">Image of component</text:p><text:p text:style-name="Normal"/></draw:text-box><svg:title/><svg:desc/></draw:frame></text:span><text:span text:style-name="T57"><draw:frame draw:z-index="251679744" draw:id="id10" draw:style-name="a11" draw:name="Text Box 15" text:anchor-type="paragraph" svg:x="-0.82083in" svg:y="8.90417in" svg:width="0.65417in" svg:height="0.5in" style:rel-width="scale" style:rel-height="scale"><draw:text-box><text:p text:style-name="P58">Image of component</text:p><text:p text:style-name="Normal"/></draw:text-box><svg:title/><svg:desc/></draw:frame></text:span><text:span text:style-name="T59"><draw:frame draw:z-index="251681792" draw:id="id11" draw:style-name="a12" draw:name="Text Box 16" text:anchor-type="paragraph" svg:x="1.86458in" svg:y="5.48472in" svg:width="0.65417in" svg:height="0.5in" style:rel-width="scale" style:rel-height="scale"><draw:text-box><text:p text:style-name="P60">Image of component</text:p><text:p text:style-name="Normal"/></draw:text-box><svg:title/><svg:desc/></draw:frame></text:span><text:span text:style-name="T61"><draw:frame draw:z-index="251682816" draw:id="id12" draw:style-name="a13" draw:name="Text Box 17" text:anchor-type="paragraph" svg:x="1.85903in" svg:y="6.14583in" svg:width="0.65417in" svg:height="0.5in" style:rel-width="scale" style:rel-height="scale"><draw:text-box><text:p text:style-name="P62">Image of component</text:p><text:p text:style-name="Normal"/></draw:text-box><svg:title/><svg:desc/></draw:frame></text:span><text:span text:style-name="T63"><draw:frame draw:z-index="251683840" draw:id="id13" draw:style-name="a14" draw:name="Text Box 18" text:anchor-type="paragraph" svg:x="1.85833in" svg:y="6.81667in" svg:width="0.65417in" svg:height="0.5in" style:rel-width="scale" style:rel-height="scale"><draw:text-box><text:p text:style-name="P64">Image of component</text:p><text:p text:style-name="Normal"/></draw:text-box><svg:title/><svg:desc/></draw:frame></text:span><text:span text:style-name="T65"><draw:frame draw:z-index="251684864" draw:id="id14" draw:style-name="a15" draw:name="Text Box 19" text:anchor-type="paragraph" svg:x="1.85694in" svg:y="7.50069in" svg:width="0.65417in" svg:height="0.5in" style:rel-width="scale" style:rel-height="scale"><draw:text-box><text:p text:style-name="P66">Image of component</text:p><text:p text:style-name="Normal"/></draw:text-box><svg:title/><svg:desc/></draw:frame></text:span><text:span text:style-name="T67"><draw:frame draw:z-index="251685888" draw:id="id15" draw:style-name="a16" draw:name="Text Box 20" text:anchor-type="paragraph" svg:x="1.85694in" svg:y="8.19792in" svg:width="0.65417in" svg:height="0.5in" style:rel-width="scale" style:rel-height="scale"><draw:text-box><text:p text:style-name="P68">Image of component</text:p><text:p text:style-name="Normal"/></draw:text-box><svg:title/><svg:desc/></draw:frame></text:span><text:span text:style-name="T69"><draw:frame draw:z-index="251686912" draw:id="id16" draw:style-name="a17" draw:name="Text Box 21" text:anchor-type="paragraph" svg:x="1.85694in" svg:y="8.89583in" svg:width="0.65417in" svg:height="0.5in" style:rel-width="scale" style:rel-height="scale"><draw:text-box><text:p text:style-name="P70">Image of component</text:p><text:p text:style-name="Normal"/></draw:text-box><svg:title/><svg:desc/></draw:frame></text:span><text:span text:style-name="T71"><draw:frame draw:z-index="251688960" draw:id="id17" draw:style-name="a18" draw:name="Text Box 22" text:anchor-type="paragraph" svg:x="4.43472in" svg:y="5.48472in" svg:width="0.65417in" svg:height="0.5in" style:rel-width="scale" style:rel-height="scale"><draw:text-box><text:p text:style-name="P72">Image of component</text:p><text:p text:style-name="Normal"/></draw:text-box><svg:title/><svg:desc/></draw:frame></text:span><text:span text:style-name="T73"><draw:frame draw:z-index="251689984" draw:id="id18" draw:style-name="a19" draw:name="Text Box 23" text:anchor-type="paragraph" svg:x="4.42917in" svg:y="6.14583in" svg:width="0.65417in" svg:height="0.5in" style:rel-width="scale" style:rel-height="scale"><draw:text-box><text:p text:style-name="P74">Image of component</text:p><text:p text:style-name="Normal"/></draw:text-box><svg:title/><svg:desc/></draw:frame></text:span><text:span text:style-name="T75"><draw:frame draw:z-index="251691008" draw:id="id19" draw:style-name="a20" draw:name="Text Box 24" text:anchor-type="paragraph" svg:x="4.42847in" svg:y="6.81667in" svg:width="0.65417in" svg:height="0.5in" style:rel-width="scale" style:rel-height="scale"><draw:text-box><text:p text:style-name="P76">Image of component</text:p><text:p text:style-name="Normal"/></draw:text-box><svg:title/><svg:desc/></draw:frame></text:span><text:span text:style-name="T77"><draw:frame draw:z-index="251692032" draw:id="id20" draw:style-name="a21" draw:name="Text Box 25" text:anchor-type="paragraph" svg:x="4.42708in" svg:y="7.50069in" svg:width="0.65417in" svg:height="0.5in" style:rel-width="scale" style:rel-height="scale"><draw:text-box><text:p text:style-name="P78">Image of component</text:p><text:p text:style-name="Normal"/></draw:text-box><svg:title/><svg:desc/></draw:frame></text:span><text:span text:style-name="T79"><draw:frame draw:z-index="251693056" draw:id="id21" draw:style-name="a22" draw:name="Text Box 26" text:anchor-type="paragraph" svg:x="4.42708in" svg:y="8.19792in" svg:width="0.65417in" svg:height="0.5in" style:rel-width="scale" style:rel-height="scale"><draw:text-box><text:p text:style-name="P80">Image of component</text:p><text:p text:style-name="Normal"/></draw:text-box><svg:title/><svg:desc/></draw:frame></text:span><text:span text:style-name="T81"><draw:frame draw:z-index="251694080" draw:id="id22" draw:style-name="a23" draw:name="Text Box 27" text:anchor-type="paragraph" svg:x="4.42708in" svg:y="8.89583in" svg:width="0.65417in" svg:height="0.5in" style:rel-width="scale" style:rel-height="scale"><draw:text-box><text:p text:style-name="P82">Image of component</text:p><text:p text:style-name="Normal"/></draw:text-box><svg:title/><svg:desc/></draw:frame></text:span><text:span text:style-name="T83"><draw:frame draw:z-index="251695104" draw:id="id23" draw:style-name="a24" draw:name="Text Box 28" text:anchor-type="paragraph" svg:x="-0.01806in" svg:y="5.4875in" svg:width="1.69653in" svg:height="0.5in" style:rel-width="scale" style:rel-height="scale"><draw:text-box><text:p text:style-name="P84">Name, amount</text:p></draw:text-box><svg:title/><svg:desc/></draw:frame></text:span><text:span text:style-name="T85"><draw:frame draw:z-index="251697152" draw:id="id24" draw:style-name="a25" draw:name="Text Box 29" text:anchor-type="paragraph" svg:x="-0.01389in" svg:y="6.15417in" svg:width="1.69653in" svg:height="0.5in" style:rel-width="scale" style:rel-height="scale"><draw:text-box><text:p text:style-name="P86">Name, amount</text:p></draw:text-box><svg:title/><svg:desc/></draw:frame></text:span><text:span text:style-name="T87"><draw:frame draw:z-index="251699200" draw:id="id25" draw:style-name="a26" draw:name="Text Box 30" text:anchor-type="paragraph" svg:x="-0.01389in" svg:y="6.82847in" svg:width="1.69653in" svg:height="0.5in" style:rel-width="scale" style:rel-height="scale"><draw:text-box><text:p text:style-name="P88">Name, amount</text:p></draw:text-box><svg:title/><svg:desc/></draw:frame></text:span><text:span text:style-name="T89"><draw:frame draw:z-index="251701248" draw:id="id26" draw:style-name="a27" draw:name="Text Box 31" text:anchor-type="paragraph" svg:x="-0.01389in" svg:y="7.52569in" svg:width="1.69653in" svg:height="0.5in" style:rel-width="scale" style:rel-height="scale"><draw:text-box><text:p text:style-name="P90">Name, amount</text:p></draw:text-box><svg:title/><svg:desc/></draw:frame></text:span><text:span text:style-name="T91"><draw:frame draw:z-index="251703296" draw:id="id27" draw:style-name="a28" draw:name="Text Box 32" text:anchor-type="paragraph" svg:x="-0.01389in" svg:y="8.2in" svg:width="1.69653in" svg:height="0.5in" style:rel-width="scale" style:rel-height="scale"><draw:text-box><text:p text:style-name="P92">Name, amount</text:p></draw:text-box><svg:title/><svg:desc/></draw:frame></text:span><text:span text:style-name="T93"><draw:frame draw:z-index="251705344" draw:id="id28" draw:style-name="a29" draw:name="Text Box 33" text:anchor-type="paragraph" svg:x="-0.01389in" svg:y="8.89792in" svg:width="1.69653in" svg:height="0.5in" style:rel-width="scale" style:rel-height="scale"><draw:text-box><text:p text:style-name="P94">Name, amount</text:p></draw:text-box><svg:title/><svg:desc/></draw:frame></text:span><text:span text:style-name="T95"><draw:frame draw:z-index="251707392" draw:id="id29" draw:style-name="a30" draw:name="Text Box 34" text:anchor-type="paragraph" svg:x="2.63681in" svg:y="5.49097in" svg:width="1.69653in" svg:height="0.5in" style:rel-width="scale" style:rel-height="scale"><draw:text-box><text:p text:style-name="P96">Name, amount</text:p></draw:text-box><svg:title/><svg:desc/></draw:frame></text:span><text:span text:style-name="T97"><draw:frame draw:z-index="251709440" draw:id="id30" draw:style-name="a31" draw:name="Text Box 35" text:anchor-type="paragraph" svg:x="2.63681in" svg:y="6.15417in" svg:width="1.69653in" svg:height="0.5in" style:rel-width="scale" style:rel-height="scale"><draw:text-box><text:p text:style-name="P98">Name, amount</text:p></draw:text-box><svg:title/><svg:desc/></draw:frame></text:span><text:span text:style-name="T99"><draw:frame draw:z-index="251711488" draw:id="id31" draw:style-name="a32" draw:name="Text Box 36" text:anchor-type="paragraph" svg:x="2.63681in" svg:y="6.81667in" svg:width="1.69653in" svg:height="0.5in" style:rel-width="scale" style:rel-height="scale"><draw:text-box><text:p text:style-name="P100">Name, amount</text:p></draw:text-box><svg:title/><svg:desc/></draw:frame></text:span><text:span text:style-name="T101"><draw:frame draw:z-index="251713536" draw:id="id32" draw:style-name="a33" draw:name="Text Box 37" text:anchor-type="paragraph" svg:x="2.63681in" svg:y="7.50278in" svg:width="1.69653in" svg:height="0.5in" style:rel-width="scale" style:rel-height="scale"><draw:text-box><text:p text:style-name="P102">Name, amount</text:p></draw:text-box><svg:title/><svg:desc/></draw:frame></text:span><text:span text:style-name="T103"><draw:frame draw:z-index="251715584" draw:id="id33" draw:style-name="a34" draw:name="Text Box 38" text:anchor-type="paragraph" svg:x="2.63681in" svg:y="8.18889in" svg:width="1.69653in" svg:height="0.5in" style:rel-width="scale" style:rel-height="scale"><draw:text-box><text:p text:style-name="P104">Name, amount</text:p></draw:text-box><svg:title/><svg:desc/></draw:frame></text:span><text:span text:style-name="T105"><draw:frame draw:z-index="251717632" draw:id="id34" draw:style-name="a35" draw:name="Text Box 39" text:anchor-type="paragraph" svg:x="2.63681in" svg:y="8.89722in" svg:width="1.69653in" svg:height="0.5in" style:rel-width="scale" style:rel-height="scale"><draw:text-box><text:p text:style-name="P106">Name, amount</text:p></draw:text-box><svg:title/><svg:desc/></draw:frame></text:span><text:span text:style-name="T107"><draw:frame draw:z-index="251719680" draw:id="id35" draw:style-name="a36" draw:name="Text Box 40" text:anchor-type="paragraph" svg:x="5.16181in" svg:y="5.49097in" svg:width="1.69653in" svg:height="0.5in" style:rel-width="scale" style:rel-height="scale"><draw:text-box><text:p text:style-name="P108">Name, amount</text:p></draw:text-box><svg:title/><svg:desc/></draw:frame></text:span><text:span text:style-name="T109"><draw:frame draw:z-index="251721728" draw:id="id36" draw:style-name="a37" draw:name="Text Box 41" text:anchor-type="paragraph" svg:x="5.17153in" svg:y="6.15417in" svg:width="1.69653in" svg:height="0.5in" style:rel-width="scale" style:rel-height="scale"><draw:text-box><text:p text:style-name="P110">Name, amount</text:p></draw:text-box><svg:title/><svg:desc/></draw:frame></text:span><text:span text:style-name="T111"><draw:frame draw:z-index="251723776" draw:id="id37" draw:style-name="a38" draw:name="Text Box 42" text:anchor-type="paragraph" svg:x="5.16181in" svg:y="6.81667in" svg:width="1.69653in" svg:height="0.5in" style:rel-width="scale" style:rel-height="scale"><draw:text-box><text:p text:style-name="P112">Name, amount</text:p></draw:text-box><svg:title/><svg:desc/></draw:frame></text:span><text:span text:style-name="T113"><draw:frame draw:z-index="251725824" draw:id="id38" draw:style-name="a39" draw:name="Text Box 43" text:anchor-type="paragraph" svg:x="5.17153in" svg:y="7.50278in" svg:width="1.69653in" svg:height="0.5in" style:rel-width="scale" style:rel-height="scale"><draw:text-box><text:p text:style-name="P114">Name, amount</text:p></draw:text-box><svg:title/><svg:desc/></draw:frame></text:span><text:span text:style-name="T115"><draw:frame draw:z-index="251727872" draw:id="id39" draw:style-name="a40" draw:name="Text Box 44" text:anchor-type="paragraph" svg:x="5.16181in" svg:y="8.2in" svg:width="1.69653in" svg:height="0.5in" style:rel-width="scale" style:rel-height="scale"><draw:text-box><text:p text:style-name="P116">Name, amount</text:p></draw:text-box><svg:title/><svg:desc/></draw:frame></text:span><text:span text:style-name="T117"><draw:frame draw:z-index="251729920" draw:id="id40" draw:style-name="a41" draw:name="Text Box 45" text:anchor-type="paragraph" svg:x="5.17171in" svg:y="8.8985in" svg:width="1.69653in" svg:height="0.5in" style:rel-width="scale" style:rel-height="scale"><draw:text-box><text:p text:style-name="P118">Name, amount</text:p></draw:text-box><svg:title/><svg:desc/></draw:frame></text:span><text:span text:style-name="T119"><draw:frame draw:z-index="251661312" draw:id="id41" draw:style-name="a42" draw:name="Text Box 2" text:anchor-type="paragraph" svg:x="-0.99722in" svg:y="4.50045in" svg:width="7.86181in" svg:height="5.74028in" style:rel-width="scale" style:rel-height="scale"><draw:text-box><text:p text:style-name="P120"/><text:p text:style-name="P121"><text:span text:style-name="T122">Material<text:s/></text:span><text:span text:style-name="T123">List</text:span><text:span text:style-name="T124"><text:tab/></text:span><text:span text:style-name="T125"><text:tab/></text:span><text:span text:style-name="T126"><text:tab/></text:span><text:span text:style-name="T127"><text:tab/></text:span><text:span text:style-name="T128"><text:tab/></text:span><text:span text:style-name="T129">Number of steps: X</text:span></text:p></draw:text-box><svg:title/><svg:desc/></draw:frame></text:span></text:p>
      <text:soft-page-break/>
      <text:p text:style-name="P130"><text:span text:style-name="T131"><draw:frame draw:z-index="251663360" draw:id="id42" draw:style-name="a43" draw:name="Text Box 2" text:anchor-type="paragraph" svg:x="-0.99672in" svg:y="-0.85158in" svg:width="7.86181in" svg:height="5.56806in" style:rel-width="scale" style:rel-height="scale"><draw:text-box><text:p text:style-name="P132"/><text:p text:style-name="P133"/><text:p text:style-name="P134"/><text:p text:style-name="P135"/><text:p text:style-name="P136"/><text:p text:style-name="P137"/><text:p text:style-name="P138"/><text:p text:style-name="P139">Material List (Continuation)</text:p></draw:text-box><svg:title/><svg:desc/></draw:frame></text:span></text:p>
      <text:p text:style-name="Normal"><text:span text:style-name="T140"><draw:frame draw:z-index="251731968" draw:id="id43" draw:style-name="a44" draw:name="Text Box 48" text:anchor-type="paragraph" svg:x="-0.69288in" svg:y="4.75552in" svg:width="0.70903in" svg:height="0.37153in" style:rel-width="scale" style:rel-height="scale"><draw:text-box><text:p text:style-name="P141">1</text:p></draw:text-box><svg:title/><svg:desc/></draw:frame></text:span><text:span text:style-name="T142"><draw:custom-shape svg:x="-0.80903in" svg:y="4.62712in" svg:width="0.95278in" svg:height="0.63889in" draw:z-index="251730944" draw:id="id44" draw:style-name="a45" draw:name="Rounded Rectangle 47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43"><draw:frame draw:z-index="251664384" draw:id="id45" draw:style-name="a46" draw:name="Text Box 2" text:anchor-type="paragraph" svg:x="-0.98623in" svg:y="4.49375in" svg:width="7.86181in" svg:height="5.74028in" style:rel-width="scale" style:rel-height="scale"><draw:text-box><text:p text:style-name="P144"/></draw:text-box><svg:title/><svg:desc/></draw:frame></text:span></text:p>
      <text:soft-page-break/>
      <text:p text:style-name="P145"><text:span text:style-name="T146"><draw:frame draw:z-index="251741184" draw:id="id46" draw:style-name="a47" draw:name="Text Box 58" text:anchor-type="paragraph" svg:x="-0.69653in" svg:y="5.13819in" svg:width="0.70903in" svg:height="0.37153in" style:rel-width="scale" style:rel-height="scale"><draw:text-box><text:p text:style-name="P147">3</text:p></draw:text-box><svg:title/><svg:desc/></draw:frame></text:span><text:span text:style-name="T148"><draw:custom-shape svg:x="-0.81319in" svg:y="4.98716in" svg:width="0.95278in" svg:height="0.63889in" draw:z-index="251740160" draw:id="id47" draw:style-name="a48" draw:name="Rounded Rectangle 57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49"><draw:custom-shape svg:x="-0.80556in" svg:y="-0.70208in" svg:width="0.95278in" svg:height="0.63889in" draw:z-index="251737088" draw:id="id48" draw:style-name="a49" draw:name="Rounded Rectangle 54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50"><draw:frame draw:z-index="251738112" draw:id="id49" draw:style-name="a50" draw:name="Text Box 55" text:anchor-type="paragraph" svg:x="-0.68889in" svg:y="-0.57431in" svg:width="0.70903in" svg:height="0.37153in" style:rel-width="scale" style:rel-height="scale"><draw:text-box><text:p text:style-name="P151">2</text:p></draw:text-box><svg:title/><svg:desc/></draw:frame></text:span><text:span text:style-name="T152"><draw:frame draw:z-index="251735040" draw:id="id50" draw:style-name="a51" draw:name="Text Box 2" text:anchor-type="paragraph" svg:x="-0.95903in" svg:y="4.83889in" svg:width="7.86181in" svg:height="5.74028in" style:rel-width="scale" style:rel-height="scale"><draw:text-box><text:p text:style-name="P153"/></draw:text-box><svg:title/><svg:desc/></draw:frame></text:span><text:span text:style-name="T154"><draw:frame draw:z-index="251734016" draw:id="id51" draw:style-name="a52" draw:name="Text Box 2" text:anchor-type="paragraph" svg:x="-0.9694in" svg:y="-0.85914in" svg:width="7.86181in" svg:height="5.56806in" style:rel-width="scale" style:rel-height="scale"><draw:text-box><text:p text:style-name="P155"/><text:p text:style-name="P156"/><text:p text:style-name="P157"/><text:p text:style-name="P158"/><text:p text:style-name="P159"/><text:p text:style-name="P160"/><text:p text:style-name="P161"/><text:p text:style-name="P162"/></draw:text-box><svg:title/><svg:desc/></draw:frame></text:span></text:p>
      <text:soft-page-break/>
      <text:p text:style-name="P163"><text:span text:style-name="T164"><draw:custom-shape svg:x="-0.80903in" svg:y="-0.69722in" svg:width="0.95278in" svg:height="0.63889in" draw:z-index="251744256" draw:id="id52" draw:style-name="a53" draw:name="Rounded Rectangle 60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65"><draw:frame draw:z-index="251745280" draw:id="id53" draw:style-name="a54" draw:name="Text Box 61" text:anchor-type="paragraph" svg:x="-0.69306in" svg:y="-0.54583in" svg:width="0.70903in" svg:height="0.37153in" style:rel-width="scale" style:rel-height="scale"><draw:text-box><text:p text:style-name="P166">4</text:p></draw:text-box><svg:title/><svg:desc/></draw:frame></text:span><text:span text:style-name="T167"><draw:frame draw:z-index="251742208" draw:id="id54" draw:style-name="a55" draw:name="Text Box 59" text:anchor-type="paragraph" svg:x="-0.96032in" svg:y="-0.83287in" svg:width="7.87153in" svg:height="11.42917in" style:rel-width="scale" style:rel-height="scale"><draw:text-box><text:p text:style-name="Normal"/></draw:text-box><svg:title/><svg:desc/></draw:frame></text:span></text:p>
      <text:p text:style-name="Normal"/>
      <text:soft-page-break/>
      <text:p text:style-name="P168"><text:span text:style-name="T169"><draw:frame draw:z-index="251747328" draw:id="id55" draw:style-name="a56" draw:name="Text Box 2" text:anchor-type="paragraph" svg:x="-0.94792in" svg:y="-0.77639in" svg:width="7.86181in" svg:height="5.56806in" style:rel-width="scale" style:rel-height="scale"><draw:text-box><text:p text:style-name="Normal"><text:span text:style-name="T170">Known Issues/Suggestions:</text:span></text:p><text:list text:style-name="LFO2" text:continue-numbering="true"><text:list-item><text:p text:style-name="P171">Suggestion 1</text:p></text:list-item><text:list-item><text:p text:style-name="P172">Suggestion 2</text:p></text:list-item><text:list-item><text:p text:style-name="P173">Suggestion 3</text:p></text:list-item></text:list><text:p text:style-name="P174"/><text:p text:style-name="P175"/><text:p text:style-name="P176"/><text:p text:style-name="P177"/><text:p text:style-name="P178"/></draw:text-box><svg:title/><svg:desc/></draw:frame></text:span></text:p>
      <text:p text:style-name="Normal"><text:span text:style-name="T179"><draw:frame draw:z-index="251749376" draw:id="id56" draw:style-name="a57" draw:name="Text Box 2" text:anchor-type="paragraph" svg:x="-0.94792in" svg:y="4.56806in" svg:width="7.86181in" svg:height="5.56806in" style:rel-width="scale" style:rel-height="scale"><draw:text-box><text:p text:style-name="Normal"><text:span text:style-name="T180">References:</text:span></text:p><text:p text:style-name="P181">Website name/Title of article/Title of book,<text:s/>Year of publication, Web address to source or page with information</text:p><text:p text:style-name="P182"/><text:p text:style-name="P183"/><text:p text:style-name="P184"/><text:p text:style-name="P185"/><text:p text:style-name="P186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apple-converted-space" style:display-name="apple-converted-space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avet</meta:initial-creator>
    <dc:creator>Havet</dc:creator>
    <meta:creation-date>2015-04-08T19:43:00Z</meta:creation-date>
    <dc:date>2015-07-19T11:32:00Z</dc:date>
    <meta:template xlink:href="Normal" xlink:type="simple"/>
    <meta:editing-cycles>5</meta:editing-cycles>
    <meta:editing-duration>PT1980S</meta:editing-duration>
    <meta:document-statistic meta:page-count="5" meta:paragraph-count="1" meta:word-count="10" meta:character-count="65" meta:row-count="1" meta:non-whitespace-character-count="56"/>
  </office:meta>
</office:document-meta>
</file>